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345cm"/>
    </style:style>
    <style:style style:name="co3" style:family="table-column">
      <style:table-column-properties fo:break-before="auto" style:column-width="2.286cm"/>
    </style:style>
    <style:style style:name="co4" style:family="table-column">
      <style:table-column-properties fo:break-before="auto" style:column-width="2.26cm"/>
    </style:style>
    <style:style style:name="co5" style:family="table-column">
      <style:table-column-properties fo:break-before="auto" style:column-width="2.75cm"/>
    </style:style>
    <style:style style:name="co6" style:family="table-column">
      <style:table-column-properties fo:break-before="auto" style:column-width="2.178cm"/>
    </style:style>
    <style:style style:name="co7" style:family="table-column">
      <style:table-column-properties fo:break-before="auto" style:column-width="3.3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9" style:family="table-cell" style:parent-style-name="Default">
      <style:table-cell-properties fo:background-color="transparent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19" style:family="table-cell" style:parent-style-name="Default">
      <style:table-cell-properties fo:background-color="#2a6099"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fo:border="none"/>
    </style:style>
    <style:style style:name="ce2" style:family="table-cell" style:parent-style-name="Default">
      <style:table-cell-properties fo:background-color="#00a933"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fo:background-color="#ff8000"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43" style:family="table-cell" style:parent-style-name="Default">
      <style:table-cell-properties fo:border-bottom="none" fo:border-left="0.74pt solid #000000" fo:border-right="0.74pt solid #000000" fo:border-top="none"/>
    </style:style>
    <style:style style:name="ce44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6" style:family="table-cell" style:parent-style-name="Default">
      <style:table-cell-properties fo:border="0.74pt solid #000000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1" style:family="table-cell" style:parent-style-name="Default">
      <style:table-cell-properties fo:border-bottom="none" fo:border-left="0.74pt solid #000000" fo:border-right="none" fo:border-top="none"/>
    </style:style>
    <style:style style:name="ce12" style:family="table-cell" style:parent-style-name="Default">
      <style:table-cell-properties fo:border-bottom="0.74pt solid #000000" fo:border-left="0.74pt solid #000000" fo:border-right="none" fo:border-top="none"/>
    </style:style>
    <style:style style:name="ce14" style:family="table-cell" style:parent-style-name="Default">
      <style:table-cell-properties style:diagonal-bl-tr="none"/>
    </style:style>
    <style:style style:name="ce51" style:family="table-cell" style:parent-style-name="Default">
      <style:table-cell-properties fo:border-bottom="none" fo:background-color="#2a6099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52" style:family="table-cell" style:parent-style-name="Default">
      <style:table-cell-properties fo:border-bottom="none" fo:background-color="#00a933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53" style:family="table-cell" style:parent-style-name="Default">
      <style:table-cell-properties fo:border-bottom="none" fo:background-color="#ff8000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000000"/>
    </style:style>
    <style:style style:name="ce54" style:family="table-cell" style:parent-style-name="Default">
      <style:table-cell-properties fo:border-bottom="0.74pt solid #000000" fo:background-color="#ff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8" style:family="table-cell" style:parent-style-name="Default">
      <style:table-cell-properties fo:border-bottom="none" style:diagonal-bl-tr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56" style:family="table-cell" style:parent-style-name="Default">
      <style:table-cell-properties fo:border-bottom="none" style:diagonal-bl-tr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3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25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000000"/>
    </style:style>
    <style:style style:name="ce26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27" style:family="table-cell" style:parent-style-name="Default">
      <style:table-cell-properties style:diagonal-bl-tr="none" fo:border="none"/>
    </style:style>
    <style:style style:name="ce63" style:family="table-cell" style:parent-style-name="Default">
      <style:table-cell-properties fo:border-bottom="none" style:diagonal-bl-tr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64" style:family="table-cell" style:parent-style-name="Default">
      <style:table-cell-properties fo:border-bottom="none" style:diagonal-bl-tr="none" style:text-align-source="fix" style:repeat-content="false" fo:border-left="none" fo:border-right="0.74pt solid #000000" fo:border-top="none"/>
      <style:paragraph-properties fo:text-align="center" fo:margin-left="0cm"/>
      <style:text-properties fo:font-size="10pt" style:font-size-asian="10pt" style:font-size-complex="10pt"/>
    </style:style>
    <style:style style:name="ce6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66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30" style:family="table-cell" style:parent-style-name="Default" style:data-style-name="N4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31" style:family="table-cell" style:parent-style-name="Default" style:data-style-name="N4">
      <style:table-cell-properties style:text-align-source="fix" style:repeat-content="false" fo:border="0.74pt solid #000000"/>
      <style:paragraph-properties fo:text-align="center" fo:margin-left="0cm"/>
    </style:style>
    <style:style style:name="ce32" style:family="table-cell" style:parent-style-name="Default" style:data-style-name="N4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ce4"/>
        <table:table-column table:style-name="co1" table:visibility="collapse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09" table:default-cell-style-name="Default"/>
        <table:table-row table:style-name="ro1">
          <table:table-cell table:number-columns-repeated="3"/>
          <table:table-cell table:style-name="ce1" office:value-type="string" calcext:value-type="string">
            <text:p>NUM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PHASE NUM</text:p>
          </table:table-cell>
          <table:table-cell table:style-name="ce1" office:value-type="string" calcext:value-type="string">
            <text:p>PHASE</text:p>
          </table:table-cell>
          <table:table-cell table:style-name="ce6"/>
          <table:table-cell table:style-name="ce6" office:value-type="string" calcext:value-type="string">
            <text:p>QUI ?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ambition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IF([.F2]=0 ;[.O9]; IF([.F2]=[.O10];2;IF([.F2]=2;[.O11];[.O12])))" office:value-type="string" office:string-value="après coup" calcext:value-type="string">
            <text:p>après coup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amour courtois</text:p>
          </table:table-cell>
          <table:table-cell table:style-name="ce5" office:value-type="float" office:value="1" calcext:value-type="float">
            <text:p>1</text:p>
          </table:table-cell>
          <table:table-cell table:style-name="ce3" table:formula="of:=IF([.D3]=0 ;[.O10]; IF([.D3]=[.O11];2;IF([.D3]=2;[.O12];[.O12])))" office:value-type="string" office:string-value="pendant coup adv" calcext:value-type="string">
            <text:p>pendant coup adv</text:p>
          </table:table-cell>
          <table:table-cell table:style-name="ce6" table:number-columns-repeated="2"/>
          <table:table-cell table:style-name="ce7"/>
          <table:table-cell table:number-columns-repeated="2"/>
          <table:table-cell table:style-name="ce42" office:value-type="string" calcext:value-type="string" table:number-columns-spanned="1" table:number-rows-spanned="4">
            <text:p>ÉTAT :</text:p>
          </table:table-cell>
          <table:table-cell table:style-name="ce51" office:value-type="string" calcext:value-type="string">
            <text:p>en attente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amphétamines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([.D4]=0 ;[.O11]; IF([.D4]=[.O12];2;IF([.D4]=2;[.O12];[.O17])))" office:value-type="string" office:string-value="pendant coup adv" calcext:value-type="string">
            <text:p>pendant coup adv</text:p>
          </table:table-cell>
          <table:table-cell table:style-name="ce6" table:number-columns-repeated="2"/>
          <table:table-cell table:style-name="ce7"/>
          <table:table-cell table:number-columns-repeated="2"/>
          <table:covered-table-cell table:style-name="ce43"/>
          <table:table-cell table:style-name="ce52" office:value-type="string" calcext:value-type="string">
            <text:p>fait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ange gardien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IF([.D5]=0 ;[.O12]; IF([.D5]=[.O12];2;IF([.D5]=2;[.O17];[.O1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2"/>
          <table:covered-table-cell table:style-name="ce44"/>
          <table:table-cell table:style-name="ce53" office:value-type="string" calcext:value-type="string">
            <text:p>en cours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annulation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D6]=0 ;[.O12]; IF([.D6]=[.O17];2;IF([.D6]=2;[.O18];[.O19])))" office:value-type="float" office:value="2" calcext:value-type="float">
            <text:p>2</text:p>
          </table:table-cell>
          <table:table-cell table:style-name="ce6" table:number-columns-repeated="2"/>
          <table:table-cell table:style-name="ce7"/>
          <table:table-cell table:number-columns-repeated="2"/>
          <table:covered-table-cell table:style-name="ce44"/>
          <table:table-cell table:style-name="ce54" office:value-type="string" calcext:value-type="string">
            <text:p>refusé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anti-gang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IF([.D7]=0 ;[.O17]; IF([.D7]=[.O18];2;IF([.D7]=2;[.O19];[.O2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apartheid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IF([.D8]=0 ;[.O18]; IF([.D8]=[.O19];2;IF([.D8]=2;[.O20];[.O17])))" office:value-type="float" office:value="0" calcext:value-type="float">
            <text:p>0</text:p>
          </table:table-cell>
          <table:table-cell table:style-name="ce6" table:number-columns-repeated="3"/>
          <table:table-cell table:style-name="ce9"/>
          <table:table-cell table:number-columns-repeated="1013"/>
        </table:table-row>
        <table:table-row table:style-name="ro1">
          <table:table-cell table:number-columns-repeated="3"/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asile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([.D9]=0 ;[.O19]; IF([.D9]=[.O20];2;IF([.D9]=2;[.O17];[.O18])))" office:value-type="float" office:value="0" calcext:value-type="float">
            <text:p>0</text:p>
          </table:table-cell>
          <table:table-cell table:style-name="ce6" table:number-columns-repeated="3"/>
          <table:table-cell table:style-name="ce9"/>
          <table:table-cell/>
          <table:table-cell table:style-name="ce45" office:value-type="string" calcext:value-type="string" table:number-columns-spanned="1" table:number-rows-spanned="5">
            <text:p>PHASE :</text:p>
          </table:table-cell>
          <table:table-cell table:style-name="ce28" office:value-type="float" office:value="0" calcext:value-type="float">
            <text:p>0</text:p>
          </table:table-cell>
          <table:table-cell table:style-name="ce63" office:value-type="string" calcext:value-type="string">
            <text:p>avant coup 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attentat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([.D10]=0 ;[.O20]; IF([.D10]=[.O17];2;IF([.D10]=2;[.O18];[.O19])))" office:value-type="float" office:value="2" calcext:value-type="float">
            <text:p>2</text:p>
          </table:table-cell>
          <table:table-cell table:style-name="ce6" table:number-columns-repeated="2"/>
          <table:table-cell table:style-name="ce8"/>
          <table:table-cell table:style-name="ce9"/>
          <table:table-cell/>
          <table:covered-table-cell/>
          <table:table-cell table:style-name="ce56" office:value-type="float" office:value="1" calcext:value-type="float">
            <text:p>1</text:p>
          </table:table-cell>
          <table:table-cell table:style-name="ce64" office:value-type="string" calcext:value-type="string">
            <text:p>remplacement coup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autodéfense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D11]=0 ;[.O17]; IF([.D11]=[.O18];2;IF([.D11]=2;[.O19];[.O2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2"/>
          <table:covered-table-cell/>
          <table:table-cell table:style-name="ce23" office:value-type="float" office:value="2" calcext:value-type="float">
            <text:p>2</text:p>
          </table:table-cell>
          <table:table-cell table:style-name="ce65" office:value-type="string" calcext:value-type="string">
            <text:p>après coup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avion privé</text:p>
          </table:table-cell>
          <table:table-cell table:style-name="ce5" office:value-type="float" office:value="1" calcext:value-type="float">
            <text:p>1</text:p>
          </table:table-cell>
          <table:table-cell table:style-name="ce3" table:formula="of:=IF([.D12]=0 ;[.O18]; IF([.D12]=[.O19];2;IF([.D12]=2;[.O20];[.O19])))" office:value-type="float" office:value="2" calcext:value-type="float">
            <text:p>2</text:p>
          </table:table-cell>
          <table:table-cell table:style-name="ce6" table:number-columns-repeated="2"/>
          <table:table-cell table:style-name="ce7"/>
          <table:table-cell table:number-columns-repeated="2"/>
          <table:covered-table-cell/>
          <table:table-cell table:style-name="ce23" office:value-type="float" office:value="3" calcext:value-type="float">
            <text:p>3</text:p>
          </table:table-cell>
          <table:table-cell table:style-name="ce65" office:value-type="string" calcext:value-type="string">
            <text:p>pendant coup adv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badaboum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3]=0 ;[.O19]; IF([.D13]=[.O20];2;IF([.D13]=2;[.O19];[.O2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2"/>
          <table:covered-table-cell table:style-name="ce46"/>
          <table:table-cell table:style-name="ce24" office:value-type="float" office:value="4" calcext:value-type="float">
            <text:p>4</text:p>
          </table:table-cell>
          <table:table-cell table:style-name="ce66" office:value-type="string" calcext:value-type="string">
            <text:p>tout le temps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banzaï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4]=0 ;[.O20]; IF([.D14]=[.O19];2;IF([.D14]=2;[.O20];[.O2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barricad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5]=0 ;[.O19]; IF([.D15]=[.O20];2;IF([.D15]=2;[.O20];[.O24])))" office:value-type="float" office:value="140" calcext:value-type="float">
            <text:p>140</text:p>
          </table:table-cell>
          <table:table-cell table:style-name="ce6"/>
          <table:table-cell table:number-columns-repeated="3"/>
          <table:table-cell table:style-name="ce4"/>
          <table:table-cell table:number-columns-repeated="1012"/>
        </table:table-row>
        <table:table-row table:style-name="ro1">
          <table:table-cell table:number-columns-repeated="3"/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bombard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6]=0 ;[.O20]; IF([.D16]=[.O20];2;IF([.D16]=2;[.O24];[.O25])))" office:value-type="float" office:value="0" calcext:value-type="float">
            <text:p>0</text:p>
          </table:table-cell>
          <table:table-cell table:style-name="ce6"/>
          <table:table-cell table:number-columns-repeated="5"/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Nb cartes</text:p>
          </table:table-cell>
          <table:table-cell table:style-name="ce1" office:value-type="string" calcext:value-type="string">
            <text:p>Ratio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bombe atomiqu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7]=0 ;[.O20]; IF([.D17]=[.O24];2;IF([.D17]=2;[.O25];[.O26])))" office:value-type="float" office:value="0" calcext:value-type="float">
            <text:p>0</text:p>
          </table:table-cell>
          <table:table-cell table:style-name="ce6"/>
          <table:table-cell table:number-columns-repeated="4"/>
          <table:table-cell table:style-name="ce13" office:value-type="string" calcext:value-type="string" table:number-columns-spanned="1" table:number-rows-spanned="4">
            <text:p>QUI ?</text:p>
          </table:table-cell>
          <table:table-cell table:style-name="ce22" office:value-type="string" calcext:value-type="string">
            <text:p>Anthony</text:p>
          </table:table-cell>
          <table:table-cell table:style-name="ce22" table:formula="of:=COUNTIF([.I2:.I141];[.N17])" office:value-type="float" office:value="0" calcext:value-type="float">
            <text:p>0</text:p>
          </table:table-cell>
          <table:table-cell table:style-name="ce30" table:formula="of:=[.O17]/[.O24]" office:value-type="float" office:value="0" calcext:value-type="float">
            <text:p>0,0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bonnes copines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8]=0 ;[.O24]; IF([.D18]=[.O25];2;IF([.D18]=2;[.O26];[.O27])))" office:value-type="float" office:value="0" calcext:value-type="float">
            <text:p>0</text:p>
          </table:table-cell>
          <table:table-cell table:style-name="ce6"/>
          <table:table-cell table:number-columns-repeated="4"/>
          <table:covered-table-cell table:style-name="ce11"/>
          <table:table-cell table:style-name="ce23" office:value-type="string" calcext:value-type="string">
            <text:p>Léo</text:p>
          </table:table-cell>
          <table:table-cell table:style-name="ce23" table:formula="of:=COUNTIF([.I3:.I142];[.N18])" office:value-type="float" office:value="0" calcext:value-type="float">
            <text:p>0</text:p>
          </table:table-cell>
          <table:table-cell table:style-name="ce30" table:formula="of:=[.O18]/[.O24]" office:value-type="float" office:value="0" calcext:value-type="float">
            <text:p>0,0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bonnet d’ân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9]=0 ;[.O25]; IF([.D19]=[.O26];2;IF([.D19]=2;[.O27];[.O28]))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3"/>
          <table:covered-table-cell table:style-name="ce11"/>
          <table:table-cell table:style-name="ce23" office:value-type="string" calcext:value-type="string">
            <text:p>Louis</text:p>
          </table:table-cell>
          <table:table-cell table:style-name="ce23" table:formula="of:=COUNTIF([.I4:.I143];[.N19])" office:value-type="float" office:value="2" calcext:value-type="float">
            <text:p>2</text:p>
          </table:table-cell>
          <table:table-cell table:style-name="ce30" table:formula="of:=[.O19]/[.O24]" office:value-type="float" office:value="0.0142857142857143" calcext:value-type="float">
            <text:p>0,01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bouche d’égout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20]=0 ;[.O26]; IF([.D20]=[.O27];2;IF([.D20]=2;[.O28];[.O29]))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3"/>
          <table:covered-table-cell table:style-name="ce12"/>
          <table:table-cell table:style-name="ce24" office:value-type="string" calcext:value-type="string">
            <text:p>Quentin</text:p>
          </table:table-cell>
          <table:table-cell table:style-name="ce24" table:formula="of:=COUNTIF([.I5:.I144];[.N20])" office:value-type="float" office:value="0" calcext:value-type="float">
            <text:p>0</text:p>
          </table:table-cell>
          <table:table-cell table:style-name="ce31" table:formula="of:=[.O20]/[.O24]" office:value-type="float" office:value="0" calcext:value-type="float">
            <text:p>0,0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bouclie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21]=0 ;[.O27]; IF([.D21]=[.O28];2;IF([.D21]=2;[.O29];[.O30]))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4"/>
          <table:table-cell table:style-name="ce25" office:value-type="string" calcext:value-type="string">
            <text:p>Somme</text:p>
          </table:table-cell>
          <table:table-cell table:style-name="ce25" table:formula="of:=SUM([.O17:.O20])" office:value-type="float" office:value="2" calcext:value-type="float">
            <text:p>2</text:p>
          </table:table-cell>
          <table:table-cell table:style-name="ce32" table:formula="of:=SUM([.P17:.P20])" office:value-type="float" office:value="0.0142857142857143" calcext:value-type="float">
            <text:p>0,01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box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22]=0 ;[.O28]; IF([.D22]=[.O29];2;IF([.D22]=2;[.O30];[.O31]))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015"/>
        </table:table-row>
        <table:table-row table:style-name="ro1">
          <table:table-cell table:number-columns-repeated="3"/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brigade légèr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23]=0 ;[.O29]; IF([.D23]=[.O30];2;IF([.D23]=2;[.O31];[.O3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brouillard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24]=0 ;[.O30]; IF([.D24]=[.O31];2;IF([.D24]=2;[.O32];[.O3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3"/>
          <table:table-cell table:style-name="ce26" office:value-type="string" calcext:value-type="string">
            <text:p>Nb cartes :</text:p>
          </table:table-cell>
          <table:table-cell table:style-name="ce1" table:formula="of:=COUNT([.D2:.D141])" office:value-type="float" office:value="140" calcext:value-type="float">
            <text:p>14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camouflet</text:p>
          </table:table-cell>
          <table:table-cell table:style-name="ce1" office:value-type="float" office:value="4" calcext:value-type="float">
            <text:p>4</text:p>
          </table:table-cell>
          <table:table-cell table:style-name="ce5" table:formula="of:=IF([.D25]=0 ;[.O31]; IF([.D25]=[.O32];2;IF([.D25]=2;[.O33];[.O3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cannibal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26]=0 ;[.O32]; IF([.D26]=[.O33];2;IF([.D26]=2;[.O34];[.O3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cassation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27]=0 ;[.O33]; IF([.D27]=[.O34];2;IF([.D27]=2;[.O35];[.O3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cavalcad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28]=0 ;[.O34]; IF([.D28]=[.O35];2;IF([.D28]=2;[.O36];[.O3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cavalier suicid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29]=0 ;[.O35]; IF([.D29]=[.O36];2;IF([.D29]=2;[.O37];[.O3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cessez le feu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30]=0 ;[.O36]; IF([.D30]=[.O37];2;IF([.D30]=2;[.O38];[.O3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style-name="ce9" table:number-columns-repeated="3"/>
          <table:table-cell table:style-name="ce19" office:value-type="float" office:value="29" calcext:value-type="float">
            <text:p>29</text:p>
          </table:table-cell>
          <table:table-cell table:style-name="ce19" office:value-type="string" calcext:value-type="string">
            <text:p>chameau</text:p>
          </table:table-cell>
          <table:table-cell table:style-name="ce19" office:value-type="float" office:value="2" calcext:value-type="float">
            <text:p>2</text:p>
          </table:table-cell>
          <table:table-cell table:style-name="ce5" table:formula="of:=IF([.D31]=0 ;[.O37]; IF([.D31]=[.O38];2;IF([.D31]=2;[.O39];[.O40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ouis</text:p>
          </table:table-cell>
          <table:table-cell table:style-name="ce8"/>
          <table:table-cell table:style-name="ce9" table:number-columns-repeated="1014"/>
        </table:table-row>
        <table:table-row table:style-name="ro1">
          <table:table-cell table:number-columns-repeated="3"/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changez vos cavalie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32]=0 ;[.O38]; IF([.D32]=[.O39];2;IF([.D32]=2;[.O40];[.O4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charg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33]=0 ;[.O39]; IF([.D33]=[.O40];2;IF([.D33]=2;[.O41];[.O4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chasse neig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34]=0 ;[.O40]; IF([.D34]=[.O41];2;IF([.D34]=2;[.O42];[.O4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cheval fou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35]=0 ;[.O41]; IF([.D35]=[.O42];2;IF([.D35]=2;[.O43];[.O4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chrono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36]=0 ;[.O42]; IF([.D36]=[.O43];2;IF([.D36]=2;[.O44];[.O4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cohabitation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37]=0 ;[.O43]; IF([.D37]=[.O44];2;IF([.D37]=2;[.O45];[.O4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contrordre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38]=0 ;[.O44]; IF([.D38]=[.O45];2;IF([.D38]=2;[.O46];[.O4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coup d’état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39]=0 ;[.O45]; IF([.D39]=[.O46];2;IF([.D39]=2;[.O47];[.O4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coup de balai</text:p>
          </table:table-cell>
          <table:table-cell table:style-name="ce1" office:value-type="float" office:value="4" calcext:value-type="float">
            <text:p>4</text:p>
          </table:table-cell>
          <table:table-cell table:style-name="ce5" table:formula="of:=IF([.D40]=0 ;[.O46]; IF([.D40]=[.O47];2;IF([.D40]=2;[.O48];[.O4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coup doubl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41]=0 ;[.O47]; IF([.D41]=[.O48];2;IF([.D41]=2;[.O49];[.O5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crab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42]=0 ;[.O48]; IF([.D42]=[.O49];2;IF([.D42]=2;[.O50];[.O5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crazy hors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43]=0 ;[.O49]; IF([.D43]=[.O50];2;IF([.D43]=2;[.O51];[.O5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cylindr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44]=0 ;[.O50]; IF([.D44]=[.O51];2;IF([.D44]=2;[.O52];[.O5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dalai lama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45]=0 ;[.O51]; IF([.D45]=[.O52];2;IF([.D45]=2;[.O53];[.O5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derby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46]=0 ;[.O52]; IF([.D46]=[.O53];2;IF([.D46]=2;[.O54];[.O5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désintégration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47]=0 ;[.O53]; IF([.D47]=[.O54];2;IF([.D47]=2;[.O55];[.O5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diktat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48]=0 ;[.O54]; IF([.D48]=[.O55];2;IF([.D48]=2;[.O56];[.O5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donne-moi ta main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49]=0 ;[.O55]; IF([.D49]=[.O56];2;IF([.D49]=2;[.O57];[.O5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douane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50]=0 ;[.O56]; IF([.D50]=[.O57];2;IF([.D50]=2;[.O58];[.O5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double jeu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1]=0 ;[.O57]; IF([.D51]=[.O58];2;IF([.D51]=2;[.O59];[.O6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double tou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2]=0 ;[.O58]; IF([.D52]=[.O59];2;IF([.D52]=2;[.O60];[.O6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doublur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3]=0 ;[.O59]; IF([.D53]=[.O60];2;IF([.D53]=2;[.O61];[.O6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droits d’auteu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4]=0 ;[.O60]; IF([.D54]=[.O61];2;IF([.D54]=2;[.O62];[.O6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duel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55]=0 ;[.O61]; IF([.D55]=[.O62];2;IF([.D55]=2;[.O63];[.O6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écuri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6]=0 ;[.O62]; IF([.D56]=[.O63];2;IF([.D56]=2;[.O64];[.O6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électrochoc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7]=0 ;[.O63]; IF([.D57]=[.O64];2;IF([.D57]=2;[.O65];[.O6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élément incontrôlé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8]=0 ;[.O64]; IF([.D58]=[.O65];2;IF([.D58]=2;[.O66];[.O6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encéphalopathie spongiforme équin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9]=0 ;[.O65]; IF([.D59]=[.O66];2;IF([.D59]=2;[.O67];[.O6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estafett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60]=0 ;[.O66]; IF([.D60]=[.O67];2;IF([.D60]=2;[.O68];[.O6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exil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61]=0 ;[.O67]; IF([.D61]=[.O68];2;IF([.D61]=2;[.O69];[.O7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fantoch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62]=0 ;[.O68]; IF([.D62]=[.O69];2;IF([.D62]=2;[.O70];[.O7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favorit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63]=0 ;[.O69]; IF([.D63]=[.O70];2;IF([.D63]=2;[.O71];[.O7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fou réfléchi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64]=0 ;[.O70]; IF([.D64]=[.O71];2;IF([.D64]=2;[.O72];[.O7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frayeu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65]=0 ;[.O71]; IF([.D65]=[.O72];2;IF([.D65]=2;[.O73];[.O7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fringal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66]=0 ;[.O72]; IF([.D66]=[.O73];2;IF([.D66]=2;[.O74];[.O7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fusion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67]=0 ;[.O73]; IF([.D67]=[.O74];2;IF([.D67]=2;[.O75];[.O7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grosse déprim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68]=0 ;[.O74]; IF([.D68]=[.O75];2;IF([.D68]=2;[.O76];[.O7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gueules casées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69]=0 ;[.O75]; IF([.D69]=[.O76];2;IF([.D69]=2;[.O77];[.O7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hallucination passagèr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70]=0 ;[.O76]; IF([.D70]=[.O77];2;IF([.D70]=2;[.O78];[.O7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homme de paille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71]=0 ;[.O77]; IF([.D71]=[.O78];2;IF([.D71]=2;[.O79];[.O8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0" calcext:value-type="float">
            <text:p>70</text:p>
          </table:table-cell>
          <table:table-cell table:style-name="ce1" office:value-type="string" calcext:value-type="string">
            <text:p>imitateur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72]=0 ;[.O78]; IF([.D72]=[.O79];2;IF([.D72]=2;[.O80];[.O8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infiltration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73]=0 ;[.O79]; IF([.D73]=[.O80];2;IF([.D73]=2;[.O81];[.O8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ingérence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74]=0 ;[.O80]; IF([.D74]=[.O81];2;IF([.D74]=2;[.O82];[.O8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inondation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75]=0 ;[.O81]; IF([.D75]=[.O82];2;IF([.D75]=2;[.O83];[.O8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je passe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76]=0 ;[.O82]; IF([.D76]=[.O83];2;IF([.D76]=2;[.O84];[.O8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kangourou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77]=0 ;[.O83]; IF([.D77]=[.O84];2;IF([.D77]=2;[.O85];[.O8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6" calcext:value-type="float">
            <text:p>76</text:p>
          </table:table-cell>
          <table:table-cell table:style-name="ce1" office:value-type="string" calcext:value-type="string">
            <text:p>kidnapping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78]=0 ;[.O84]; IF([.D78]=[.O85];2;IF([.D78]=2;[.O86];[.O8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la case qui rend fou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79]=0 ;[.O85]; IF([.D79]=[.O86];2;IF([.D79]=2;[.O87];[.O8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8" calcext:value-type="float">
            <text:p>78</text:p>
          </table:table-cell>
          <table:table-cell table:style-name="ce1" office:value-type="string" calcext:value-type="string">
            <text:p>lase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80]=0 ;[.O86]; IF([.D80]=[.O87];2;IF([.D80]=2;[.O88];[.O8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9" calcext:value-type="float">
            <text:p>79</text:p>
          </table:table-cell>
          <table:table-cell table:style-name="ce1" office:value-type="string" calcext:value-type="string">
            <text:p>magnétism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81]=0 ;[.O87]; IF([.D81]=[.O88];2;IF([.D81]=2;[.O89];[.O9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maison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82]=0 ;[.O88]; IF([.D82]=[.O89];2;IF([.D82]=2;[.O90];[.O9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1" calcext:value-type="float">
            <text:p>81</text:p>
          </table:table-cell>
          <table:table-cell table:style-name="ce1" office:value-type="string" calcext:value-type="string">
            <text:p>majorett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83]=0 ;[.O89]; IF([.D83]=[.O90];2;IF([.D83]=2;[.O91];[.O9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2" calcext:value-type="float">
            <text:p>82</text:p>
          </table:table-cell>
          <table:table-cell table:style-name="ce1" office:value-type="string" calcext:value-type="string">
            <text:p>modesti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84]=0 ;[.O90]; IF([.D84]=[.O91];2;IF([.D84]=2;[.O92];[.O9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3" calcext:value-type="float">
            <text:p>83</text:p>
          </table:table-cell>
          <table:table-cell table:style-name="ce1" office:value-type="string" calcext:value-type="string">
            <text:p>neutralité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85]=0 ;[.O91]; IF([.D85]=[.O92];2;IF([.D85]=2;[.O93];[.O9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4" calcext:value-type="float">
            <text:p>84</text:p>
          </table:table-cell>
          <table:table-cell table:style-name="ce1" office:value-type="string" calcext:value-type="string">
            <text:p>niet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86]=0 ;[.O92]; IF([.D86]=[.O93];2;IF([.D86]=2;[.O94];[.O9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5" calcext:value-type="float">
            <text:p>85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87]=0 ;[.O93]; IF([.D87]=[.O94];2;IF([.D87]=2;[.O95];[.O9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6" calcext:value-type="float">
            <text:p>86</text:p>
          </table:table-cell>
          <table:table-cell table:style-name="ce1" office:value-type="string" calcext:value-type="string">
            <text:p>non violent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88]=0 ;[.O94]; IF([.D88]=[.O95];2;IF([.D88]=2;[.O96];[.O9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7" calcext:value-type="float">
            <text:p>87</text:p>
          </table:table-cell>
          <table:table-cell table:style-name="ce1" office:value-type="string" calcext:value-type="string">
            <text:p>oh, darling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89]=0 ;[.O95]; IF([.D89]=[.O96];2;IF([.D89]=2;[.O97];[.O9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8" calcext:value-type="float">
            <text:p>88</text:p>
          </table:table-cell>
          <table:table-cell table:style-name="ce1" office:value-type="string" calcext:value-type="string">
            <text:p>olé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90]=0 ;[.O96]; IF([.D90]=[.O97];2;IF([.D90]=2;[.O98];[.O9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9" calcext:value-type="float">
            <text:p>89</text:p>
          </table:table-cell>
          <table:table-cell table:style-name="ce1" office:value-type="string" calcext:value-type="string">
            <text:p>omerta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91]=0 ;[.O97]; IF([.D91]=[.O98];2;IF([.D91]=2;[.O99];[.O10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on ne vit que deux fois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92]=0 ;[.O98]; IF([.D92]=[.O99];2;IF([.D92]=2;[.O100];[.O10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1" calcext:value-type="float">
            <text:p>91</text:p>
          </table:table-cell>
          <table:table-cell table:style-name="ce1" office:value-type="string" calcext:value-type="string">
            <text:p>origines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93]=0 ;[.O99]; IF([.D93]=[.O100];2;IF([.D93]=2;[.O101];[.O10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2" calcext:value-type="float">
            <text:p>92</text:p>
          </table:table-cell>
          <table:table-cell table:style-name="ce1" office:value-type="string" calcext:value-type="string">
            <text:p>parachutist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94]=0 ;[.O100]; IF([.D94]=[.O101];2;IF([.D94]=2;[.O102];[.O10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3" calcext:value-type="float">
            <text:p>93</text:p>
          </table:table-cell>
          <table:table-cell table:style-name="ce1" office:value-type="string" calcext:value-type="string">
            <text:p>paranoïa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95]=0 ;[.O101]; IF([.D95]=[.O102];2;IF([.D95]=2;[.O103];[.O10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4" calcext:value-type="float">
            <text:p>94</text:p>
          </table:table-cell>
          <table:table-cell table:style-name="ce1" office:value-type="string" calcext:value-type="string">
            <text:p>pas de deux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96]=0 ;[.O102]; IF([.D96]=[.O103];2;IF([.D96]=2;[.O104];[.O10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5" calcext:value-type="float">
            <text:p>95</text:p>
          </table:table-cell>
          <table:table-cell table:style-name="ce1" office:value-type="string" calcext:value-type="string">
            <text:p>pas question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97]=0 ;[.O103]; IF([.D97]=[.O104];2;IF([.D97]=2;[.O105];[.O10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6" calcext:value-type="float">
            <text:p>96</text:p>
          </table:table-cell>
          <table:table-cell table:style-name="ce1" office:value-type="string" calcext:value-type="string">
            <text:p>pégas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98]=0 ;[.O104]; IF([.D98]=[.O105];2;IF([.D98]=2;[.O106];[.O10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7" calcext:value-type="float">
            <text:p>97</text:p>
          </table:table-cell>
          <table:table-cell table:style-name="ce1" office:value-type="string" calcext:value-type="string">
            <text:p>percé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99]=0 ;[.O105]; IF([.D99]=[.O106];2;IF([.D99]=2;[.O107];[.O10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8" calcext:value-type="float">
            <text:p>98</text:p>
          </table:table-cell>
          <table:table-cell table:style-name="ce1" office:value-type="string" calcext:value-type="string">
            <text:p>périph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00]=0 ;[.O106]; IF([.D100]=[.O107];2;IF([.D100]=2;[.O108];[.O10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pitié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01]=0 ;[.O107]; IF([.D101]=[.O108];2;IF([.D101]=2;[.O109];[.O11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planqu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02]=0 ;[.O108]; IF([.D102]=[.O109];2;IF([.D102]=2;[.O110];[.O11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1" calcext:value-type="float">
            <text:p>101</text:p>
          </table:table-cell>
          <table:table-cell table:style-name="ce1" office:value-type="string" calcext:value-type="string">
            <text:p>poison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03]=0 ;[.O109]; IF([.D103]=[.O110];2;IF([.D103]=2;[.O111];[.O11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2" calcext:value-type="float">
            <text:p>102</text:p>
          </table:table-cell>
          <table:table-cell table:style-name="ce1" office:value-type="string" calcext:value-type="string">
            <text:p>poubell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04]=0 ;[.O110]; IF([.D104]=[.O111];2;IF([.D104]=2;[.O112];[.O11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3" calcext:value-type="float">
            <text:p>103</text:p>
          </table:table-cell>
          <table:table-cell table:style-name="ce1" office:value-type="string" calcext:value-type="string">
            <text:p>poussé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05]=0 ;[.O111]; IF([.D105]=[.O112];2;IF([.D105]=2;[.O113];[.O11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4" calcext:value-type="float">
            <text:p>104</text:p>
          </table:table-cell>
          <table:table-cell table:style-name="ce1" office:value-type="string" calcext:value-type="string">
            <text:p>princess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06]=0 ;[.O112]; IF([.D106]=[.O113];2;IF([.D106]=2;[.O114];[.O11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5" calcext:value-type="float">
            <text:p>105</text:p>
          </table:table-cell>
          <table:table-cell table:style-name="ce1" office:value-type="string" calcext:value-type="string">
            <text:p>promotion à l’ancienn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07]=0 ;[.O113]; IF([.D107]=[.O114];2;IF([.D107]=2;[.O115];[.O11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6" calcext:value-type="float">
            <text:p>106</text:p>
          </table:table-cell>
          <table:table-cell table:style-name="ce1" office:value-type="string" calcext:value-type="string">
            <text:p>promotion au mérit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08]=0 ;[.O114]; IF([.D108]=[.O115];2;IF([.D108]=2;[.O116];[.O11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7" calcext:value-type="float">
            <text:p>107</text:p>
          </table:table-cell>
          <table:table-cell table:style-name="ce1" office:value-type="string" calcext:value-type="string">
            <text:p>provocation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09]=0 ;[.O115]; IF([.D109]=[.O116];2;IF([.D109]=2;[.O117];[.O11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8" calcext:value-type="float">
            <text:p>108</text:p>
          </table:table-cell>
          <table:table-cell table:style-name="ce1" office:value-type="string" calcext:value-type="string">
            <text:p>psychopath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10]=0 ;[.O116]; IF([.D110]=[.O117];2;IF([.D110]=2;[.O118];[.O11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9" calcext:value-type="float">
            <text:p>109</text:p>
          </table:table-cell>
          <table:table-cell table:style-name="ce1" office:value-type="string" calcext:value-type="string">
            <text:p>quadrill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11]=0 ;[.O117]; IF([.D111]=[.O118];2;IF([.D111]=2;[.O119];[.O12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style-name="ce9" table:number-columns-repeated="3"/>
          <table:table-cell table:style-name="ce19" office:value-type="float" office:value="110" calcext:value-type="float">
            <text:p>110</text:p>
          </table:table-cell>
          <table:table-cell table:style-name="ce19" office:value-type="string" calcext:value-type="string">
            <text:p>quatre coins</text:p>
          </table:table-cell>
          <table:table-cell table:style-name="ce19" office:value-type="float" office:value="1" calcext:value-type="float">
            <text:p>1</text:p>
          </table:table-cell>
          <table:table-cell table:style-name="ce5" table:formula="of:=IF([.D112]=0 ;[.O118]; IF([.D112]=[.O119];2;IF([.D112]=2;[.O120];[.O121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ouis</text:p>
          </table:table-cell>
          <table:table-cell table:style-name="ce8"/>
          <table:table-cell table:style-name="ce9" table:number-columns-repeated="1014"/>
        </table:table-row>
        <table:table-row table:style-name="ro1">
          <table:table-cell table:number-columns-repeated="3"/>
          <table:table-cell table:style-name="ce1" office:value-type="float" office:value="111" calcext:value-type="float">
            <text:p>111</text:p>
          </table:table-cell>
          <table:table-cell table:style-name="ce1" office:value-type="string" calcext:value-type="string">
            <text:p>que nenni !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13]=0 ;[.O119]; IF([.D113]=[.O120];2;IF([.D113]=2;[.O121];[.O12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2" calcext:value-type="float">
            <text:p>112</text:p>
          </table:table-cell>
          <table:table-cell table:style-name="ce1" office:value-type="string" calcext:value-type="string">
            <text:p>raton laveur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14]=0 ;[.O120]; IF([.D114]=[.O121];2;IF([.D114]=2;[.O122];[.O12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3" calcext:value-type="float">
            <text:p>113</text:p>
          </table:table-cell>
          <table:table-cell table:style-name="ce1" office:value-type="string" calcext:value-type="string">
            <text:p>rebelote et dix de fer</text:p>
          </table:table-cell>
          <table:table-cell table:style-name="ce1" office:value-type="string" calcext:value-type="string">
            <text:p>0 et 2</text:p>
          </table:table-cell>
          <table:table-cell table:style-name="ce5" table:formula="of:=IF([.D115]=0 ;[.O121]; IF([.D115]=[.O122];2;IF([.D115]=2;[.O123];[.O12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4" calcext:value-type="float">
            <text:p>114</text:p>
          </table:table-cell>
          <table:table-cell table:style-name="ce1" office:value-type="string" calcext:value-type="string">
            <text:p>régence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116]=0 ;[.O122]; IF([.D116]=[.O123];2;IF([.D116]=2;[.O124];[.O12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5" calcext:value-type="float">
            <text:p>115</text:p>
          </table:table-cell>
          <table:table-cell table:style-name="ce1" office:value-type="string" calcext:value-type="string">
            <text:p>remorqu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17]=0 ;[.O123]; IF([.D117]=[.O124];2;IF([.D117]=2;[.O125];[.O12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6" calcext:value-type="float">
            <text:p>116</text:p>
          </table:table-cell>
          <table:table-cell table:style-name="ce1" office:value-type="string" calcext:value-type="string">
            <text:p>représailles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18]=0 ;[.O124]; IF([.D118]=[.O125];2;IF([.D118]=2;[.O126];[.O12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7" calcext:value-type="float">
            <text:p>117</text:p>
          </table:table-cell>
          <table:table-cell table:style-name="ce1" office:value-type="string" calcext:value-type="string">
            <text:p>rigolo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19]=0 ;[.O125]; IF([.D119]=[.O126];2;IF([.D119]=2;[.O127];[.O12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8" calcext:value-type="float">
            <text:p>118</text:p>
          </table:table-cell>
          <table:table-cell table:style-name="ce1" office:value-type="string" calcext:value-type="string">
            <text:p>roque acrobatiqu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20]=0 ;[.O126]; IF([.D120]=[.O127];2;IF([.D120]=2;[.O128];[.O12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9" calcext:value-type="float">
            <text:p>119</text:p>
          </table:table-cell>
          <table:table-cell table:style-name="ce1" office:value-type="string" calcext:value-type="string">
            <text:p>roque et roll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21]=0 ;[.O127]; IF([.D121]=[.O128];2;IF([.D121]=2;[.O129];[.O13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ruade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22]=0 ;[.O128]; IF([.D122]=[.O129];2;IF([.D122]=2;[.O130];[.O13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21" calcext:value-type="float">
            <text:p>121</text:p>
          </table:table-cell>
          <table:table-cell table:style-name="ce1" office:value-type="string" calcext:value-type="string">
            <text:p>saute mouton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23]=0 ;[.O129]; IF([.D123]=[.O130];2;IF([.D123]=2;[.O131];[.O13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22" calcext:value-type="float">
            <text:p>122</text:p>
          </table:table-cell>
          <table:table-cell table:style-name="ce1" office:value-type="string" calcext:value-type="string">
            <text:p>schizophréin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24]=0 ;[.O130]; IF([.D124]=[.O131];2;IF([.D124]=2;[.O132];[.O13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23" calcext:value-type="float">
            <text:p>123</text:p>
          </table:table-cell>
          <table:table-cell table:style-name="ce1" office:value-type="string" calcext:value-type="string">
            <text:p>serial kille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25]=0 ;[.O131]; IF([.D125]=[.O132];2;IF([.D125]=2;[.O133];[.O13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tir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26]=0 ;[.O132]; IF([.D126]=[.O133];2;IF([.D126]=2;[.O134];[.O13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25" calcext:value-type="float">
            <text:p>125</text:p>
          </table:table-cell>
          <table:table-cell table:style-name="ce1" office:value-type="string" calcext:value-type="string">
            <text:p>toi aussi, mon fils !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27]=0 ;[.O133]; IF([.D127]=[.O134];2;IF([.D127]=2;[.O135];[.O13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26" calcext:value-type="float">
            <text:p>126</text:p>
          </table:table-cell>
          <table:table-cell table:style-name="ce1" office:value-type="string" calcext:value-type="string">
            <text:p>tour de fada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28]=0 ;[.O134]; IF([.D128]=[.O135];2;IF([.D128]=2;[.O136];[.O13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tournez manèg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29]=0 ;[.O135]; IF([.D129]=[.O136];2;IF([.D129]=2;[.O137];[.O13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2"/>
          <table:table-cell table:style-name="ce14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trahison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130]=0 ;[.O136]; IF([.D130]=[.O137];2;IF([.D130]=2;[.O138];[.O13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2"/>
          <table:table-cell table:style-name="ce14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129" calcext:value-type="float">
            <text:p>129</text:p>
          </table:table-cell>
          <table:table-cell table:style-name="ce1" office:value-type="string" calcext:value-type="string">
            <text:p>trapp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31]=0 ;[.O137]; IF([.D131]=[.O138];2;IF([.D131]=2;[.O139];[.O14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2"/>
          <table:table-cell table:style-name="ce14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130" calcext:value-type="float">
            <text:p>130</text:p>
          </table:table-cell>
          <table:table-cell table:style-name="ce1" office:value-type="string" calcext:value-type="string">
            <text:p>trou noi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32]=0 ;[.O138]; IF([.D132]=[.O139];2;IF([.D132]=2;[.O140];[.O14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2"/>
          <table:table-cell table:style-name="ce14"/>
          <table:table-cell table:style-name="ce27"/>
          <table:table-cell table:style-name="ce14"/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131" calcext:value-type="float">
            <text:p>131</text:p>
          </table:table-cell>
          <table:table-cell table:style-name="ce1" office:value-type="string" calcext:value-type="string">
            <text:p>urbanism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33]=0 ;[.O139]; IF([.D133]=[.O140];2;IF([.D133]=2;[.O141];[.O14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2"/>
          <table:table-cell table:style-name="ce14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132" calcext:value-type="float">
            <text:p>132</text:p>
          </table:table-cell>
          <table:table-cell table:style-name="ce1" office:value-type="string" calcext:value-type="string">
            <text:p>vampirism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34]=0 ;[.O140]; IF([.D134]=[.O141];2;IF([.D134]=2;[.O142];[.O14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2"/>
          <table:table-cell table:style-name="ce14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133" calcext:value-type="float">
            <text:p>133</text:p>
          </table:table-cell>
          <table:table-cell table:style-name="ce1" office:value-type="string" calcext:value-type="string">
            <text:p>vautour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35]=0 ;[.O141]; IF([.D135]=[.O142];2;IF([.D135]=2;[.O143];[.O14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verglas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36]=0 ;[.O142]; IF([.D136]=[.O143];2;IF([.D136]=2;[.O144];[.O14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35" calcext:value-type="float">
            <text:p>135</text:p>
          </table:table-cell>
          <table:table-cell table:style-name="ce1" office:value-type="string" calcext:value-type="string">
            <text:p>visites officielles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37]=0 ;[.O143]; IF([.D137]=[.O144];2;IF([.D137]=2;[.O145];[.O14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36" calcext:value-type="float">
            <text:p>136</text:p>
          </table:table-cell>
          <table:table-cell table:style-name="ce1" office:value-type="string" calcext:value-type="string">
            <text:p>vous en êtes un autre</text:p>
          </table:table-cell>
          <table:table-cell table:style-name="ce1" office:value-type="string" calcext:value-type="string">
            <text:p>0 et 2</text:p>
          </table:table-cell>
          <table:table-cell table:style-name="ce5" table:formula="of:=IF([.D138]=0 ;[.O144]; IF([.D138]=[.O145];2;IF([.D138]=2;[.O146];[.O14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37" calcext:value-type="float">
            <text:p>137</text:p>
          </table:table-cell>
          <table:table-cell table:style-name="ce1" office:value-type="string" calcext:value-type="string">
            <text:p>voyage astral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139]=0 ;[.O145]; IF([.D139]=[.O146];2;IF([.D139]=2;[.O147];[.O14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38" calcext:value-type="float">
            <text:p>138</text:p>
          </table:table-cell>
          <table:table-cell table:style-name="ce1" office:value-type="string" calcext:value-type="string">
            <text:p>voyanc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40]=0 ;[.O146]; IF([.D140]=[.O147];2;IF([.D140]=2;[.O148];[.O14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39" calcext:value-type="float">
            <text:p>139</text:p>
          </table:table-cell>
          <table:table-cell table:style-name="ce1" office:value-type="string" calcext:value-type="string">
            <text:p>zombies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141]=0 ;[.O147]; IF([.D141]=[.O148];2;IF([.D141]=2;[.O149];[.O15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 table:number-rows-repeated="10484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E2:Feuille1.E7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0T08:49:01.772589811</meta:creation-date>
    <dc:date>2023-01-14T22:13:33.049609376</dc:date>
    <meta:editing-duration>PT4H15M34S</meta:editing-duration>
    <meta:editing-cycles>17</meta:editing-cycles>
    <meta:generator>LibreOffice/7.3.7.2$Linux_X86_64 LibreOffice_project/30$Build-2</meta:generator>
    <meta:document-statistic meta:table-count="1" meta:cell-count="604" meta:object-count="0"/>
  </office:meta>
</office:document-meta>
</file>